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05cm"/>
    </style:style>
    <style:style style:name="gr5" style:family="graphic" style:parent-style-name="standard">
      <style:graphic-properties draw:stroke="none" draw:fill="none" fo:min-height="1.12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2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r10" style:family="presentation" style:parent-style-name="Default9-notes">
      <style:graphic-properties draw:fill-color="#ffffff" draw:auto-grow-height="true" fo:min-height="12.572cm"/>
    </style:style>
    <style:style style:name="pr11" style:family="presentation" style:parent-style-name="Default10-notes">
      <style:graphic-properties draw:fill-color="#ffffff" draw:auto-grow-height="true" fo:min-height="12.572cm"/>
    </style:style>
    <style:style style:name="pr12" style:family="presentation" style:parent-style-name="Default11-notes">
      <style:graphic-properties draw:fill-color="#ffffff" draw:auto-grow-height="true" fo:min-height="12.572cm"/>
    </style:style>
    <style:style style:name="pr13" style:family="presentation" style:parent-style-name="Default12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text-align="center" style:text-autospace="none"/>
    </style:style>
    <style:style style:name="P6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40pt" fo:text-shadow="none" fo:font-weight="bold" style:font-size-asian="40pt" style:font-weight-asian="bold" style:font-size-complex="40pt" style:font-weight-complex="bold"/>
    </style:style>
    <style:style style:name="P7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paragraph-properties fo:text-align="center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9" style:family="paragraph">
      <style:paragraph-properties style:text-autospace="none"/>
    </style:style>
    <style:style style:name="P10" style:family="paragraph">
      <loext:graphic-properties draw:fill="none"/>
      <style:paragraph-properties style:text-autospace="none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11" style:family="paragraph">
      <style:paragraph-properties fo:margin-left="1.27cm" fo:margin-right="0cm" fo:margin-top="0cm" fo:margin-bottom="0cm" fo:text-align="center" fo:text-indent="-1.27cm" style:text-autospace="none"/>
    </style:style>
    <style:style style:name="P12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3" style:family="paragraph">
      <style:paragraph-properties fo:margin-left="0cm" fo:margin-right="0cm" fo:margin-top="0cm" fo:margin-bottom="0cm" fo:text-indent="0cm" style:text-autospace="none"/>
    </style:style>
    <style:style style:name="P14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style:text-underline-style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40pt" fo:font-style="normal" fo:text-shadow="none" style:text-underline-style="none" fo:font-weight="bold" style:letter-kerning="true" style:font-name-asian="Microsoft YaHei" style:font-size-asian="40pt" style:font-style-asian="normal" style:font-weight-asian="bold" style:font-name-complex="Mangal" style:font-size-complex="4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654cm" svg:height="3.063cm" svg:x="1.335cm" svg:y="0.508cm">
          <draw:text-box>
            <text:p text:style-name="P1"><text:span text:style-name="T1">HYMN #440</text:span></text:p>
            <text:p text:style-name="P1"><text:span text:style-name="T2">“</text:span><text:span text:style-name="T2">Jesus, I Will Ponder Now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4" draw:layer="layout" svg:width="24.827cm" svg:height="7.011cm" svg:x="1.468cm" svg:y="0.762cm">
          <draw:text-box>
            <text:p text:style-name="P1"><text:span text:style-name="T3">1.</text:span><text:span text:style-name="T4"> Jesus, I will ponder now</text:span><text:span text:style-name="T4"><text:line-break/></text:span><text:span text:style-name="T4">On Your holy passion;</text:span><text:span text:style-name="T4"><text:line-break/></text:span><text:span text:style-name="T4">With Your Spirit me endow</text:span><text:span text:style-name="T4"><text:line-break/></text:span><text:span text:style-name="T4">For such medita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3" draw:text-style-name="P4" draw:layer="layout" svg:width="24.827cm" svg:height="7.011cm" svg:x="1.524cm" svg:y="0.762cm">
          <draw:text-box>
            <text:p text:style-name="P1"><text:span text:style-name="T4">Grant that I in love and faith</text:span><text:span text:style-name="T4"><text:line-break/></text:span><text:span text:style-name="T4">May the image cherish</text:span><text:span text:style-name="T4"><text:line-break/></text:span><text:span text:style-name="T4">Of Your suff’ring, pain, and death</text:span><text:span text:style-name="T4"><text:line-break/></text:span><text:span text:style-name="T4">That I may not peris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4" draw:text-style-name="P6" draw:layer="layout" svg:width="25.081cm" svg:height="7.755cm" svg:x="1.335cm" svg:y="0.881cm">
          <draw:text-box>
            <text:p text:style-name="P5"><text:span text:style-name="T5">2.</text:span><text:span text:style-name="T6"> Make me see Your great distress,</text:span><text:span text:style-name="T6"><text:line-break/></text:span><text:span text:style-name="T6">Anguish, and affliction,</text:span><text:span text:style-name="T6"><text:line-break/></text:span><text:span text:style-name="T6">Bonds and stripes and wretchedness</text:span><text:span text:style-name="T6"><text:line-break/></text:span><text:span text:style-name="T6">And Your crucifixion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3" draw:text-style-name="P7" draw:layer="layout" svg:width="24.573cm" svg:height="7.011cm" svg:x="1.589cm" svg:y="0.863cm">
          <draw:text-box>
            <text:p text:style-name="P5"><text:span text:style-name="T7">Make me see how scourge and rod,</text:span><text:span text:style-name="T7"><text:line-break/></text:span><text:span text:style-name="T7">Spear and nails did wound You,</text:span><text:span text:style-name="T7"><text:line-break/></text:span><text:span text:style-name="T7">How for them You died, O God,</text:span><text:span text:style-name="T7"><text:line-break/></text:span><text:span text:style-name="T7">Who with thorns had crowned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3" draw:text-style-name="P7" draw:layer="layout" svg:width="24.827cm" svg:height="7.011cm" svg:x="1.524cm" svg:y="0.762cm">
          <draw:text-box>
            <text:p text:style-name="P5"><text:span text:style-name="T5">3.</text:span><text:span text:style-name="T7"> Yet, O Lord, not thus alone</text:span><text:span text:style-name="T7"><text:line-break/></text:span><text:span text:style-name="T7">Make me see Your passion,</text:span><text:span text:style-name="T7"><text:line-break/></text:span><text:span text:style-name="T7">But its cause to me make known</text:span><text:span text:style-name="T7"><text:line-break/></text:span><text:span text:style-name="T7">And its termina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draw:frame draw:style-name="gr3" draw:text-style-name="P8" draw:layer="layout" svg:width="24.827cm" svg:height="7.011cm" svg:x="1.524cm" svg:y="0.863cm">
          <draw:text-box>
            <text:p text:style-name="P5"><text:span text:style-name="T7">Ah! I also and my sin</text:span><text:span text:style-name="T7"><text:line-break/></text:span><text:span text:style-name="T7">Wrought Your deep affliction;</text:span><text:span text:style-name="T7"><text:line-break/></text:span><text:span text:style-name="T7">This indeed the cause has been</text:span><text:span text:style-name="T7"><text:line-break/></text:span><text:span text:style-name="T7">Of Your crucifix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 presentation:presentation-page-layout-name="AL1T0">
        <draw:frame draw:style-name="gr3" draw:text-style-name="P7" draw:layer="layout" svg:width="25.081cm" svg:height="7.011cm" svg:x="1.335cm" svg:y="0.863cm">
          <draw:text-box>
            <text:p text:style-name="P5"><text:span text:style-name="T5">4.</text:span><text:span text:style-name="T7"> Grant that I Your passion view</text:span><text:span text:style-name="T7"><text:line-break/></text:span><text:span text:style-name="T7">With repentant grieving.</text:span><text:span text:style-name="T7"><text:line-break/></text:span><text:span text:style-name="T7">Let me not bring shame to You</text:span></text:p>
            <text:p text:style-name="P5"><text:span text:style-name="T7">By unholy living. </text:span></text:p>
          </draw:text-box>
        </draw:frame>
        <draw:frame draw:style-name="gr5" draw:text-style-name="P10" draw:layer="layout" svg:width="1.217cm" svg:height="1.377cm" svg:x="-0.963cm" svg:y="-0.687cm">
          <draw:text-box>
            <text:p text:style-name="P9"><text:span text:style-name="T5">4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8" presentation:presentation-page-layout-name="AL1T0">
        <draw:frame draw:style-name="gr3" draw:text-style-name="P7" draw:layer="layout" svg:width="24.638cm" svg:height="7.011cm" svg:x="1.524cm" svg:y="1.016cm">
          <draw:text-box>
            <text:p text:style-name="P5"><text:span text:style-name="T7">How could I refuse to shun</text:span><text:span text:style-name="T7"><text:line-break/></text:span><text:span text:style-name="T7">Ev’ry sinful pleasure</text:span><text:span text:style-name="T7"><text:line-break/></text:span><text:span text:style-name="T7">Since for me God’s only Son</text:span><text:span text:style-name="T7"><text:line-break/></text:span><text:span text:style-name="T7">Suffered without measur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9" presentation:presentation-page-layout-name="AL1T0">
        <draw:frame draw:style-name="gr3" draw:text-style-name="P7" draw:layer="layout" svg:width="25.081cm" svg:height="7.011cm" svg:x="1.335cm" svg:y="1.016cm">
          <draw:text-box>
            <text:p text:style-name="P5"><text:span text:style-name="T5">5.</text:span><text:span text:style-name="T7"> If my sins give me alarm</text:span><text:span text:style-name="T7"><text:line-break/></text:span><text:span text:style-name="T7">And my conscience grieve me,</text:span><text:span text:style-name="T7"><text:line-break/></text:span><text:span text:style-name="T7">Let Your cross my fear disarm;</text:span><text:span text:style-name="T7"><text:line-break/></text:span><text:span text:style-name="T7">Peace of conscience give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0" presentation:presentation-page-layout-name="AL1T0">
        <draw:frame draw:style-name="gr3" draw:text-style-name="P7" draw:layer="layout" svg:width="24.827cm" svg:height="7.011cm" svg:x="1.524cm" svg:y="0.863cm">
          <draw:text-box>
            <text:p text:style-name="P5"><text:span text:style-name="T7">Help me see forgiveness won</text:span><text:span text:style-name="T7"><text:line-break/></text:span><text:span text:style-name="T7">By Your holy passion.</text:span><text:span text:style-name="T7"><text:line-break/></text:span><text:span text:style-name="T7">If for me He slays His Son,</text:span><text:span text:style-name="T7"><text:line-break/></text:span><text:span text:style-name="T7">God must have compassion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11" presentation:presentation-page-layout-name="AL1T0">
        <draw:frame draw:style-name="gr3" draw:text-style-name="P12" draw:layer="layout" svg:width="24.827cm" svg:height="7.011cm" svg:x="1.524cm" svg:y="0.863cm">
          <draw:text-box>
            <text:p text:style-name="P11"><text:span text:style-name="T5">6.</text:span><text:span text:style-name="T7"> Graciously my faith renew;</text:span></text:p>
            <text:p text:style-name="P11"><text:span text:style-name="T7">Help me bear my crosses,</text:span></text:p>
            <text:p text:style-name="P11"><text:span text:style-name="T7">Learning humbleness from You,</text:span></text:p>
            <text:p text:style-name="P11"><text:span text:style-name="T7">Peace mid pain and loss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12" presentation:presentation-page-layout-name="AL1T0">
        <draw:frame draw:style-name="gr6" draw:text-style-name="P14" draw:layer="layout" svg:width="24.827cm" svg:height="12.46cm" svg:x="1.335cm" svg:y="0.762cm">
          <draw:text-box>
            <text:p text:style-name="P11"><text:span text:style-name="T7">May I give You love for love!</text:span></text:p>
            <text:p text:style-name="P11"><text:span text:style-name="T7">Hear me, O my Savior,</text:span></text:p>
            <text:p text:style-name="P11"><text:span text:style-name="T7">That I may in heav’n above</text:span></text:p>
            <text:p text:style-name="P11"><text:span text:style-name="T7">Sing Your praise forever.</text:span></text:p>
            <text:p text:style-name="P13"><text:span text:style-name="T8"><text:line-break/></text:span><text:span text:style-name="T8"/></text:p>
            <text:p text:style-name="P13"><text:span text:style-name="T8"><text:s text:c="11"/></text:span><text:span text:style-name="T9">Public domain</text:span></text:p>
            <text:p text:style-name="P13"><text:span text:style-name="T9"/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1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1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1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1"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8T15:59:06.218000000</meta:creation-date>
    <dc:title>Hymn template</dc:title>
    <meta:editing-duration>PT36M28S</meta:editing-duration>
    <meta:editing-cycles>8</meta:editing-cycles>
    <meta:generator>LibreOffice/6.1.3.2$Windows_X86_64 LibreOffice_project/86daf60bf00efa86ad547e59e09d6bb77c699acb</meta:generator>
    <meta:initial-creator>Arthur Hoch</meta:initial-creator>
    <dc:date>2019-01-17T19:06:19.679000000</dc:date>
    <meta:document-statistic meta:object-count="217"/>
    <meta:template xlink:type="simple" xlink:actuate="onRequest" xlink:title="Hymn template" xlink:href="../../AppData/Roaming/LibreOffice/4/user/template/Worship%20Templsates/Hymn%20template.otp" meta:date="2015-02-28T15:59:05.625000000"/>
  </office:meta>
</office:document-meta>
</file>